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mage-space effect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RTR 12</text:span></text:p>
              </text:list-item>
              <text:list-item>
                <text:p>Image processing</text:p>
              </text:list-item>
              <text:list-item>
                <text:p>Lens Flare </text:p>
              </text:list-item>
              <text:list-item>
                <text:p>Bloom</text:p>
              </text:list-item>
              <text:list-item>
                <text:p>DOF</text:p>
              </text:list-item>
              <text:list-item>
                <text:p>Motion blu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22:00:58.075341674</meta:creation-date>
    <meta:generator>LibreOffice/6.4.7.2$Linux_X86_64 LibreOffice_project/40$Build-2</meta:generator>
    <dc:date>2022-12-09T09:02:47.767067912</dc:date>
    <meta:editing-duration>PT1M23S</meta:editing-duration>
    <meta:editing-cycles>2</meta:editing-cycles>
    <meta:document-statistic meta:object-count="29"/>
  </office:meta>
</office:document-meta>
</file>